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4:20</meta:creation-date>
    <dc:creator>sudyk</dc:creator>
    <dc:date>2010-10-13T19:34:20</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 SVN\PublishingSolution\Test\PsExport\TestFiles\Output\T9\main"
Const IsPreview = "False"

'Changed On Oct-04-2010 for TD-1616(PDF Output should not be shown while creating preview).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